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027" officeooo:paragraph-rsid="000c3027"/>
    </style:style>
    <style:style style:name="P2" style:family="paragraph" style:parent-style-name="Standard">
      <style:text-properties officeooo:rsid="000c3027" officeooo:paragraph-rsid="000c3027"/>
    </style:style>
    <style:style style:name="P3" style:family="paragraph" style:parent-style-name="Standard">
      <style:text-properties officeooo:rsid="00119769" officeooo:paragraph-rsid="00119769"/>
    </style:style>
    <style:style style:name="T1" style:family="text">
      <style:text-properties officeooo:rsid="000dd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-Styleguide</text:p>
      <text:p text:style-name="P1"/>
      <text:p text:style-name="P1">- Einrückung nur mit Leerzeichen, keine Tabs.</text:p>
      <text:p text:style-name="P1"><text:s text:c="3"/>Je zwei Leerzeichen pro Einrückung.</text:p>
      <text:p text:style-name="P1"><text:s/>- Klassennamen groß und als CamelCase, z.B.:</text:p>
      <text:p text:style-name="P1"><text:s text:c="5"/>MyNewClassWithAVeryLongAndMeaninglessName</text:p>
      <text:p text:style-name="P1"><text:s/>- Namen von Funktionen und Methoden Klein und CamelCase, z.B.</text:p>
      <text:p text:style-name="P1"><text:s text:c="5"/>myPublicMethod()</text:p>
      <text:p text:style-name="P1"><text:s/>- Variablennamen klein und CamelCase<text:line-break/>Erster Buchstabe beschreibt den Datentype (<text:span text:style-name="T1">x</text:span> bei Klassen) z.B.</text:p>
      <text:p text:style-name="P1"><text:tab/>boolean b_IsValid</text:p>
      <text:p text:style-name="P1"><text:tab/>MyClass x_MyVariable</text:p>
      <text:p text:style-name="P1"><text:s/>- Aussagekräftige Variablen</text:p>
      <text:p text:style-name="P1"><text:s/>- Methoden in der Form</text:p>
      <text:p text:style-name="P1"><text:tab/>void myMethod() {</text:p>
      <text:p text:style-name="P1"><text:tab/><text:tab/>return;</text:p>
      <text:p text:style-name="P1"><text:tab/>}</text:p>
      <text:p text:style-name="P1"><text:s/>- if bzw. else Bedingungen in der Form</text:p>
      <text:p text:style-name="P1"><text:tab/>if (true) {</text:p>
      <text:p text:style-name="P1"><text:tab/><text:tab/>//do stuff</text:p>
      <text:p text:style-name="P1"><text:tab/>} else {</text:p>
      <text:p text:style-name="P1"><text:tab/><text:tab/>//do other stuff</text:p>
      <text:p text:style-name="P1"><text:tab/>} </text:p>
      <text:p text:style-name="P1"><text:s/>- static final Variablen in Uppercase, z.b.</text:p>
      <text:p text:style-name="P1"><text:tab/>MY_FINAL_NUMBER</text:p>
      <text:p text:style-name="P1"/>
      <text:p text:style-name="P3">SPRACH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chumacher</meta:initial-creator>
    <meta:creation-date>2015-11-02T12:00:08.499535420</meta:creation-date>
    <dc:date>2015-11-04T18:13:38.683444962</dc:date>
    <dc:creator>Ben Schumacher</dc:creator>
    <meta:editing-duration>PT1M13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24" meta:word-count="92" meta:character-count="652" meta:non-whitespace-character-count="549"/>
  </office:meta>
</office:document-meta>
</file>